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man Dynamics as Mobile Application</text:p>
      <text:p text:style-name="Standard"/>
      <text:p text:style-name="Standard">How dicrete data helps in making concrete decision? Sicnce mobile have ultimate computational power, they can be used for data mining application which can run intensive application. Mobility helps in collecting precise data about the location of the user.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2-05T21:57:53</meta:creation-date>
    <dc:date>2014-02-05T22:40:17</dc:date>
    <dc:creator>tanay </dc:creator>
    <meta:editing-duration>PT27M13S</meta:editing-duration>
    <meta:editing-cycles>1</meta:editing-cycles>
    <meta:document-statistic meta:table-count="0" meta:image-count="0" meta:object-count="0" meta:page-count="1" meta:paragraph-count="2" meta:word-count="45" meta:character-count="298" meta:non-whitespace-character-count="254"/>
    <meta:generator>LibreOffice/3.5$Linux_X86_64 LibreOffice_project/350m1$Build-2</meta:generator>
  </office:meta>
</office:document-meta>
</file>